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vod</text:h>
      <text:p text:style-name="Text_20_body">Prvi koraci:</text:p>
      <text:list xml:id="list31621786" text:style-name="L1">
        <text:list-item>
          <text:p text:style-name="P1"><text:a xlink:type="simple" xlink:href="http://webpublish.envox.hr/index.php/documentation/installation">Instalacija WebPublish ekstenzije</text:a></text:p>
        </text:list-item>
        <text:list-item>
          <text:p text:style-name="P1">Priprema <text:a xlink:type="simple" xlink:href="http://webpublish.envox.hr/index.php/documentation/publish/joomla-preparation">Joomla</text:a> ili <text:a xlink:type="simple" xlink:href="http://webpublish.envox.hr/index.php/documentation/publish/wordpress-preparation">Wordpress</text:a> CMS-a</text:p>
        </text:list-item>
        <text:list-item>
          <text:p text:style-name="P1">Popunjavanje CMS konekcijskih parametara u <text:a xlink:type="simple" xlink:href="http://webpublish.envox.hr/index.php/documentation/edit-profiles">profilu</text:a></text:p>
        </text:list-item>
        <text:list-item>
          <text:p text:style-name="P1"><text:a xlink:type="simple" xlink:href="http://webpublish.envox.hr/index.php/documentation/publish">Objava dokumenta</text:a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Vladić</meta:initial-creator>
    <meta:creation-date>2011-12-12T15:24:20</meta:creation-date>
    <dc:title>Uvod</dc:title>
    <dc:date>2011-12-16T12:08:19.06</dc:date>
    <dc:creator>Martin Vladić</dc:creator>
    <meta:editing-duration>PT20M20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6" meta:word-count="23" meta:character-count="154"/>
    <meta:user-defined meta:name="WebPublish_Post_Id">12</meta:user-defined>
    <meta:user-defined meta:name="WebPublish_Post_PrimaryCategory">7</meta:user-defined>
    <meta:user-defined meta:name="WebPublish_Post_Profile">WebPublish Joomla</meta:user-defined>
    <meta:user-defined meta:name="WebPublish_Post_PublishOption">Publish now</meta:user-defined>
  </office:meta>
</office:document-meta>
</file>